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text-position="0% 100%" officeooo:rsid="00373677" officeooo:paragraph-rsid="0010d2a2"/>
    </style:style>
    <style:style style:name="P2" style:family="paragraph" style:parent-style-name="Text_20_body">
      <style:paragraph-properties fo:text-align="center" style:justify-single-word="false"/>
      <style:text-properties style:text-position="sub 58%" officeooo:rsid="00373677" officeooo:paragraph-rsid="0010d2a2"/>
    </style:style>
    <style:style style:name="P3" style:family="paragraph" style:parent-style-name="Standard">
      <style:text-properties officeooo:rsid="003bc3fa" officeooo:paragraph-rsid="0010d2a2"/>
    </style:style>
    <style:style style:name="P4" style:family="paragraph" style:parent-style-name="Standard">
      <style:text-properties fo:font-style="italic" officeooo:rsid="00302a32" officeooo:paragraph-rsid="0010d2a2" style:font-style-asian="italic" style:font-style-complex="italic"/>
    </style:style>
    <style:style style:name="P5" style:family="paragraph" style:parent-style-name="Standard">
      <style:text-properties fo:font-style="italic" officeooo:rsid="00386298" officeooo:paragraph-rsid="0010d2a2" style:font-style-asian="italic" style:font-style-complex="italic"/>
    </style:style>
    <style:style style:name="P6" style:family="paragraph" style:parent-style-name="Standard">
      <style:text-properties officeooo:rsid="00386298" officeooo:paragraph-rsid="0010d2a2"/>
    </style:style>
    <style:style style:name="P7" style:family="paragraph" style:parent-style-name="Standard">
      <style:text-properties officeooo:rsid="003a1f0c" officeooo:paragraph-rsid="0010d2a2"/>
    </style:style>
    <style:style style:name="P8" style:family="paragraph" style:parent-style-name="Standard">
      <style:text-properties style:font-name="Dudu Cyryllic" officeooo:rsid="003a1f0c" officeooo:paragraph-rsid="0010d2a2"/>
    </style:style>
    <style:style style:name="P9" style:family="paragraph" style:parent-style-name="Standard">
      <style:text-properties style:font-name="Liberation Serif" fo:font-style="italic" officeooo:rsid="003a1f0c" officeooo:paragraph-rsid="0010d2a2" style:font-style-asian="italic" style:font-style-complex="italic"/>
    </style:style>
    <style:style style:name="P10" style:family="paragraph" style:parent-style-name="Standard">
      <style:text-properties officeooo:rsid="003acdb2" officeooo:paragraph-rsid="0010d2a2"/>
    </style:style>
    <style:style style:name="P11" style:family="paragraph" style:parent-style-name="Standard">
      <style:text-properties officeooo:rsid="003afa8c" officeooo:paragraph-rsid="0010d2a2"/>
    </style:style>
    <style:style style:name="P12" style:family="paragraph" style:parent-style-name="Standard">
      <style:text-properties officeooo:rsid="03267ce7" officeooo:paragraph-rsid="0010d2a2"/>
    </style:style>
    <style:style style:name="P13" style:family="paragraph" style:parent-style-name="Standard">
      <style:text-properties officeooo:rsid="003dfc55" officeooo:paragraph-rsid="0010d2a2"/>
    </style:style>
    <style:style style:name="P14" style:family="paragraph" style:parent-style-name="Heading_20_2">
      <style:paragraph-properties fo:text-align="center" style:justify-single-word="false"/>
      <style:text-properties officeooo:paragraph-rsid="0010d2a2"/>
    </style:style>
    <style:style style:name="T1" style:family="text">
      <style:text-properties officeooo:rsid="003dfc55"/>
    </style:style>
    <style:style style:name="T2" style:family="text">
      <style:text-properties style:text-position="0% 100%" officeooo:rsid="00373677"/>
    </style:style>
    <style:style style:name="T3" style:family="text">
      <style:text-properties style:text-position="0% 100%" style:font-name="DoloresCyr" officeooo:rsid="00373677"/>
    </style:style>
    <style:style style:name="T4" style:family="text">
      <style:text-properties style:text-position="0% 100%" style:font-name="DoloresCyr" fo:font-style="italic" fo:font-weight="normal" officeooo:rsid="00373677" style:font-style-asian="italic" style:font-weight-asian="normal" style:font-style-complex="italic" style:font-weight-complex="normal"/>
    </style:style>
    <style:style style:name="T5" style:family="text">
      <style:text-properties officeooo:rsid="0038629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44410a"/>
    </style:style>
    <style:style style:name="T8" style:family="text">
      <style:text-properties officeooo:rsid="0110e524"/>
    </style:style>
    <style:style style:name="T9" style:family="text">
      <style:text-properties officeooo:rsid="0325df3f"/>
    </style:style>
    <style:style style:name="T10" style:family="text">
      <style:text-properties officeooo:rsid="003a1f0c"/>
    </style:style>
    <style:style style:name="T11" style:family="text">
      <style:text-properties officeooo:rsid="0136ce55"/>
    </style:style>
    <style:style style:name="T12" style:family="text">
      <style:text-properties officeooo:rsid="03267ce7"/>
    </style:style>
    <style:style style:name="T13" style:family="text">
      <style:text-properties officeooo:rsid="01378068"/>
    </style:style>
    <style:style style:name="T14" style:family="text">
      <style:text-properties officeooo:rsid="003bc3fa"/>
    </style:style>
    <style:style style:name="T15" style:family="text">
      <style:text-properties officeooo:rsid="0112a27d"/>
    </style:style>
    <style:style style:name="T16" style:family="text">
      <style:text-properties officeooo:rsid="03278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<text:span text:style-name="T2">*** <text:s text:c="3"/></text:span><text:bookmark-start text:name="мои университеты (часть первая)"/><text:span text:style-name="T3">мои университеты (</text:span><text:span text:style-name="T4">часть первая</text:span><text:span text:style-name="T3">)</text:span><text:bookmark-end text:name="мои университеты (часть первая)"/><text:span text:style-name="T3"> </text:span><text:span text:style-name="T2"><text:s text:c="2"/>***</text:span></text:h>
      <text:p text:style-name="P1"/>
      <text:p text:style-name="P2"/>
      <text:p text:style-name="P4"><text:tab/><text:tab/><text:tab/><text:span text:style-name="T5">Отшлифуем плац ногами,</text:span></text:p>
      <text:p text:style-name="P5"><text:tab/><text:tab/><text:tab/>Он как новый заблестит</text:p>
      <text:p text:style-name="P5"><text:tab/><text:tab/><text:tab/>У солдат в груди широкой</text:p>
      <text:p text:style-name="P6"><text:span text:style-name="T6"><text:tab/><text:tab/><text:tab/>Сердце бравое стучит..</text:span>.</text:p>
      <text:p text:style-name="P6"><text:tab/><text:tab/><text:tab/><text:tab/><text:tab/>(на муз. «Розпрягайте, хлопцi коней...»)<text:tab/><text:tab/><text:tab/></text:p>
      <text:p text:style-name="P6">На сборно-распределительном пункте в Сумах я сделал последнюю попытку отвертеться от армии. На медосмотре сказал окулисту, что левым глазом вижу только две строки его таблицы, хотя на самом деле видел пять. </text:p>
      <text:p text:style-name="P6">За это меня признали годным к <text:span text:style-name="T7">нестроевой </text:span>службе в строительных войсках.</text:p>
      <text:p text:style-name="P6">Спустя двое суток кантования на голых нарах сборно-распределительных пунктов и столь же жёстких полках в вагонах для призывников, я стоял на перроне вокзала города Ставрополь в одной туфле. </text:p>
      <text:p text:style-name="P6">В отличие от Персея, на второй ноге у меня был носок.</text:p>
      <text:p text:style-name="P6">А что поделаешь? Рано утром, при команде покинуть вагон я обыскал не только то плацкартное купе, в котором спал на голой полке, но и соседние. </text:p>
      <text:p text:style-name="P6">Второй туфли нигде не оказалось.</text:p>
      <text:p text:style-name="P6">У меня постепенно зарождалось подозрение, что пропажа — дело рук Валика Назаренко из Кролевца.</text:p>
      <text:p text:style-name="P6"><text:span text:style-name="T8">Он вёз с собой</text:span> пачк<text:span text:style-name="T8">у</text:span> почтовых открыток и на каждом вокзале, просил прохо<text:span text:style-name="T8">ж</text:span>их по перрону, <text:span text:style-name="T8">чтоб </text:span>опусти<text:span text:style-name="T8">ли</text:span> в почтовый ящик надписанн<text:span text:style-name="T9">ые</text:span> им <text:span text:style-name="T9">в пути </text:span>открытк<text:span text:style-name="T9">и</text:span>.</text:p>
      <text:p text:style-name="P6">Кто откажет молодому пареньку, которого везут хоть не в тюремном, но запертом вагоне?</text:p>
      <text:p text:style-name="P6">Когда мы отъезжали <text:span text:style-name="T9">от очередного вокзала</text:span>, Валик делал умный вид и сам себе задавал вопрос:</text:p>
      <text:p text:style-name="P6">- Кому бы ещё написать?</text:p>
      <text:p text:style-name="P6">И сам же отвечал:</text:p>
      <text:p text:style-name="P6">- А! Знаю!</text:p>
      <text:p text:style-name="P6">И он писал ещё открытку или две, что едет служить в армию и уже проехал Ростов.</text:p>
      <text:p text:style-name="P6">Потом он зачитывал свои произведения в нашем плацкартном купе. </text:p>
      <text:p text:style-name="P6">Все они были одинаковы и одинаково кончались «с приветом, Валик».</text:p>
      <text:p text:style-name="P6">В какой-то момент, я предложил ему хотя бы в некоторых менять слова местами, для разнообразия, чтоб получилось «Валик с приветом».</text:p>
      <text:p text:style-name="P6">Все дружно рассмеялись, но хорошо смеётся тот, кто смеётся последним, а мне, в одном носке, было не до смеха.</text:p>
      <text:p text:style-name="P6">Похоже, мой каламбурчик прибумеранжился обратно, и моя туфля не доехала до Ставрополя.</text:p>
      <text:p text:style-name="P6">Сволочь рыжая ответила шуткой за шутку. Однако, не пойман — не шутник.</text:p>
      <text:p text:style-name="P6"/>
      <text:p text:style-name="P6">Нам сказали залезать в бортовые грузовики и повезли через незнакомый утренний город, потом за город и через три километра справа вдоль шоссе потянулся забор из белого силикатного кирпича, <text:span text:style-name="T10">а в нём, метров через двести, трубчатые ворота и домик проходной, с табличкой, что это военно-строительный отряд номер одиннадцать, он же войсковая часть сорок один семьсот шестьдесят девять.</text:span></text:p>
      <text:p text:style-name="P7">Грузовики свернули в ворота, а шоссе потянулось дальше между леском и забором, который кончался <text:s/>метров <text:span text:style-name="T11">за </text:span>сто <text:s/><text:span text:style-name="T11">дальше от проходной</text:span>.</text:p>
      <text:p text:style-name="P7"/>
      <text:p text:style-name="P7">Перед бане<text:span text:style-name="T8">й</text:span> у нас спросили: будут ли желающие отослать свою гражданскую одежду домой.</text:p>
      <text:p text:style-name="P7">Таких не оказалось. Все шли в армию в бросовых одеждах, которые и сбросили на траву у <text:soft-page-break/>крыльца бани.</text:p>
      <text:p text:style-name="P7">Только в столовой ростовского сборно-распределительного пункта я видел призывника в костюме и галстуке.</text:p>
      <text:p text:style-name="P7">Ещё он бросался в глаза своим возрастом — лет на десять старше шумящей вокруг бритоголовой шпаны, но двадцати семи, наверное, нет, раз загребли в армию.</text:p>
      <text:p text:style-name="P7">Он не был острижен, и ничего не ел; просто сидел глядя перед собой. Вернее, обратив взор внутрь себя. </text:p>
      <text:p text:style-name="P8"/>
      <text:p text:style-name="P9"><text:span text:style-name="T8">(...в</text:span>едь мы только со стороны такие одинаковые, а внутри есть что посмотреть — такие эпопеи разворачиваются, покруче Илиады с Одиссеей...<text:span text:style-name="T8">)</text:span></text:p>
      <text:p text:style-name="P9"/>
      <text:p text:style-name="P7">Вот он и сидел в расслабленном на толстой шее галстуке, не замечая сочувственных взглядов, не зная что будет там, куда отвезут.</text:p>
      <text:p text:style-name="P7"/>
      <text:p text:style-name="P7">В одиннадцатом ВСО имелся необходимый минимум для жизни множества людей в одном месте.</text:p>
      <text:p text:style-name="P7">Пять длинных бараков обитых изнутри крашеной фанерой <text:span text:style-name="T11">и</text:span> обложенных снаружи белым кирпичом «на ребро». </text:p>
      <text:p text:style-name="P7"><text:span text:style-name="T11">Бараки</text:span> связывала общая система труб парового отопления проложенная по воздуху, на стояках. Для теплоизоляции трубы, <text:span text:style-name="T11">как водится,</text:span> обмотаны были стекловатой, <text:span text:style-name="T11">поверх неё</text:span> белым стеклополотном <text:span text:style-name="T9">и</text:span> <text:span text:style-name="T11">завершающим слоем</text:span> чёрн<text:span text:style-name="T11">ого</text:span> рубероид<text:span text:style-name="T11">а</text:span>, скреплённ<text:span text:style-name="T11">ого</text:span> скрутками из тонкой вязальной проволоки.</text:p>
      <text:p text:style-name="P10">Три барака <text:span text:style-name="T9">тянулись вдоль забора </text:span><text:s/>параллельн<text:span text:style-name="T9">о</text:span> <text:span text:style-name="T9">шоссе</text:span>, <text:span text:style-name="T9">их </text:span>окружала <text:span text:style-name="T9">внутренняя </text:span>асфальтная дорожка, <text:span text:style-name="T11">за которой, вторым рядом,</text:span> стояло более широкое, но тоже одноэтажное здание — столов<text:span text:style-name="T11">ая</text:span> и клуб части.</text:p>
      <text:p text:style-name="P10"><text:span text:style-name="T11">Позади него</text:span> — <text:span text:style-name="T12">третьим рядом</text:span> — бан<text:span text:style-name="T11">я</text:span>, кочегарк<text:span text:style-name="T11">а</text:span> и швейно-сапожн<text:span text:style-name="T11">ая</text:span> мастерск<text:span text:style-name="T11">ая, тоже в одном здании</text:span>.</text:p>
      <text:p text:style-name="P10"><text:span text:style-name="T12">П</text:span>лац из корявого бетона <text:span text:style-name="T12">пролегал между воротами и входом в столовую, отделяя </text:span><text:s/><text:span text:style-name="T12">собой ещё два параллельные друг другу и забору</text:span> барак<text:span text:style-name="T12">а</text:span>-казарм<text:span text:style-name="T12">ы</text:span>. </text:p>
      <text:p text:style-name="P10">В дальнем левом углу плаца — кирпичный сортир с одним входом <text:span text:style-name="T13">к</text:span> десят<text:span text:style-name="T13">и</text:span> пробитым <text:span text:style-name="T13">вдоль стены </text:span>в бетоне дыркам, типа «очко»; <text:span text:style-name="T13">у</text:span> стены напротив — бетонированный сток-писсуар.</text:p>
      <text:p text:style-name="P10"><text:span text:style-name="T13">Слева от</text:span> сортир<text:span text:style-name="T13">а</text:span> длинное железное корыто умывальника, приподнятое ножками чуть выше метра от земли; над корытом водопроводная труба с десятком вентилей.</text:p>
      <text:p text:style-name="P11"><text:span text:style-name="T13">Глубже з</text:span>а плацем <text:s/>— <text:s/>три высокие бокса для автомобилей, <text:span text:style-name="T13">а левее них </text:span><text:s/>— два ряда крепких сараев, это вещевые и пищевые склады.</text:p>
      <text:p text:style-name="P11">Позади складов, немного на отшибе, <text:s/>в углу прямоугольной территории части, приземистое строение свинарника.</text:p>
      <text:p text:style-name="P11">Ах, да, ещё у ворот, напротив проходной с гауптвахтой, тесная <text:span text:style-name="T13">кирпичная </text:span>коробка военного магазинчика.</text:p>
      <text:p text:style-name="P11">Белый забор с кирпичными же столбиками, тянется только вдоль шоссе, а остальную часть периметра окружает с детства знакомая колючая проволока.</text:p>
      <text:p text:style-name="P11">За боксами и колючей проволокой подымается широкое поле, за к<text:span text:style-name="T13">оторым в ложбине неразличимый</text:span> заброшенный песчаный карьер и село Татарк<text:span text:style-name="T13">а</text:span>, куда солдаты ходят в «самоволку» — <text:span text:style-name="T14">самовольную отлучку из расположения части</text:span>. <text:s/></text:p>
      <text:p text:style-name="P11">А шоссе, <text:span text:style-name="T15">по которому нас привезли,</text:span> через шесть километров приводит в село Дёмино, куда солдаты тоже ходят в самоволку, как разумеется, и в сам город Ставрополь.</text:p>
      <text:p text:style-name="P12"/>
      <text:p text:style-name="P11">Но всего этого я ещё не знал, выходя из бани в новоодетом х/б обмундировании и в кирзовых сапогах <text:span text:style-name="T14">поверх плохо наверченных портянок. </text:span></text:p>
      <text:p text:style-name="P3">Как не знал и того, что хэбэ (х/б) означает «хлопчатобумажное» и что портянки — две полосы светлой бязевой, или байковой ткани, 30 на 60 сантиметров, для обмотки ступней ног — намного практичнее носков. </text:p>
      <text:p text:style-name="P3"><text:soft-page-break/>Летом, сняв носки, <text:span text:style-name="T13">на ступнях </text:span>видишь <text:span text:style-name="T13">въевшиеся </text:span>грязные разводы от пыли, <text:span text:style-name="T13">пробившейся сквозь них</text:span>; тогда как портянки грязнеют сами, а ноги <text:span text:style-name="T13">сохраняют</text:span> чистым. </text:p>
      <text:p text:style-name="P3">Но портянки нужно правильно нам<text:span text:style-name="T16">атыв</text:span>ать — плотно и без складок, иначе сотрёшь ноги в кровь.</text:p>
      <text:p text:style-name="P13">Опять-таки, зимой портянки без носков теплее, чем портянки поверх носков, хотя оба способа не уберегают от обморожения пальцев в сапогах.</text:p>
      <text:p text:style-name="P11"/>
      <text:p text:style-name="P3">Двое солдат из предыдущих призывов перебирали сброшенные на траву у бани гражданские одежды — «гражданку» — проверяя нет ли чего подходящего для самоволок. <text:s/></text:p>
      <text:p text:style-name="P10"/>
      <text:p text:style-name="P3">Нас завели в клуб части со сценой без занавеса и рядами деревянных кресел с фанерными спинками <text:span text:style-name="T1">и мы начали службу с освобождения клуба от кресел, мытья широких досок его пола и внесением в него же железных коек, на которых будет спать четвёртая рота, <text:s/>поскольку нам, новобранцам, отведена их казарм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23:33.446160338</meta:creation-date>
    <dc:date>2017-03-01T20:23:42.412110318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56" meta:word-count="985" meta:character-count="6521" meta:non-whitespace-character-count="5527"/>
    <meta:generator>LibreOffice/4.3.3.2$Linux_x86 LibreOffice_project/430m0$Build-2</meta:generator>
  </office:meta>
</office:document-meta>
</file>